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6B0000006B6EF20E994C181731.png" manifest:media-type="image/png"/>
  <manifest:file-entry manifest:full-path="Pictures/10002AEA00000B0F00000B0F10C70DFA97492BDD.svg" manifest:media-type="image/svg+xml"/>
  <manifest:file-entry manifest:full-path="Pictures/10001A9900000AF500000AF5328FADDF6F3CF3BE.svg" manifest:media-type="image/svg+xml"/>
  <manifest:file-entry manifest:full-path="Pictures/10000201000001B9000001216475643ECDBC74F4.png" manifest:media-type="image/png"/>
  <manifest:file-entry manifest:full-path="Pictures/100002010000016E0000012822F343AE3D3366C5.png" manifest:media-type="image/png"/>
  <manifest:file-entry manifest:full-path="Pictures/100002010000006A0000006AA06D585C1C002B5D.png" manifest:media-type="image/png"/>
  <manifest:file-entry manifest:full-path="Pictures/1000020100000515000003037E07D9FD4144A21D.png" manifest:media-type="image/png"/>
  <manifest:file-entry manifest:full-path="Pictures/10000201000000A300000165344BF3FE8E33F5A9.png" manifest:media-type="image/png"/>
  <manifest:file-entry manifest:full-path="Pictures/10000201000000EF000000F281A744466D5B79B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cm" svg:stroke-color="#666666" draw:marker-start="Arrow" draw:marker-start-width="0.3cm" draw:marker-end="Arrow" draw:marker-end-width="0.3cm" draw:fill="none" draw:textarea-vertical-align="middle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/>
    </style:style>
    <style:style style:name="gr4" style:family="graphic" style:parent-style-name="objectwithoutfill">
      <style:graphic-properties svg:stroke-width="0.03cm" svg:stroke-color="#666666" draw:marker-start-width="0.245cm" draw:marker-end="" draw:marker-end-width="0.3cm" draw:fill="none" draw:textarea-vertical-align="middle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1.751cm" fo:min-width="5.87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-1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-10%" draw:gamma="101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7f7ed"/>
      <style:paragraph-properties fo:text-align="center"/>
    </style:style>
    <style:style style:name="P5" style:family="paragraph">
      <style:text-properties fo:font-size="9pt" fo:font-weight="normal" style:font-size-asian="9pt" style:font-weight-asian="normal" style:font-size-complex="9pt" style:font-weight-complex="normal"/>
    </style:style>
    <style:style style:name="P6" style:family="paragraph">
      <loext:graphic-properties draw:fill="none" draw:fill-color="#ffffff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6cm" svg:y1="2.4cm" svg:x2="10.2cm" svg:y2="4.2cm">
          <text:p/>
        </draw:line>
        <draw:g>
          <draw:frame draw:style-name="gr2" draw:text-style-name="P1" draw:layer="layout" svg:width="3.737cm" svg:height="3.022cm" svg:x="0.725cm" svg:y="0.475cm">
            <draw:image xlink:href="Pictures/100002010000016E0000012822F343AE3D3366C5.png" xlink:type="simple" xlink:show="embed" xlink:actuate="onLoad" loext:mime-type="image/png">
              <text:p/>
            </draw:image>
          </draw:frame>
          <draw:frame draw:style-name="gr3" draw:text-style-name="P2" draw:layer="layout" svg:width="3.914cm" svg:height="0.725cm" svg:x="0.636cm" svg:y="3.475cm">
            <draw:text-box>
              <text:p><text:span text:style-name="T1">Web-/Mobile App</text:span></text:p>
            </draw:text-box>
          </draw:frame>
        </draw:g>
        <draw:g>
          <draw:frame draw:style-name="gr2" draw:text-style-name="P1" draw:layer="layout" svg:width="3.379cm" svg:height="2.214cm" svg:x="0.904cm" svg:y="6.8cm">
            <draw:image xlink:href="Pictures/10000201000001B9000001216475643ECDBC74F4.png" xlink:type="simple" xlink:show="embed" xlink:actuate="onLoad" loext:mime-type="image/png">
              <text:p/>
            </draw:image>
          </draw:frame>
          <draw:frame draw:style-name="gr3" draw:text-style-name="P2" draw:layer="layout" svg:width="4.786cm" svg:height="0.725cm" svg:x="0.2cm" svg:y="8.875cm">
            <draw:text-box>
              <text:p><text:span text:style-name="T1">Konsolenanwendung</text:span></text:p>
            </draw:text-box>
          </draw:frame>
        </draw:g>
        <draw:g>
          <draw:g>
            <draw:line draw:style-name="gr4" draw:text-style-name="P1" draw:layer="layout" svg:x1="23.448cm" svg:y1="8.2cm" svg:x2="25.048cm" svg:y2="8.2cm">
              <text:p/>
            </draw:line>
            <draw:frame draw:style-name="gr5" draw:text-style-name="P3" draw:layer="layout" svg:width="1.369cm" svg:height="3cm" svg:x="22.279cm" svg:y="5.8cm">
              <draw:image xlink:href="Pictures/10000201000000A300000165344BF3FE8E33F5A9.png" xlink:type="simple" xlink:show="embed" xlink:actuate="onLoad" loext:mime-type="image/png">
                <text:p/>
              </draw:image>
            </draw:frame>
            <draw:frame draw:style-name="gr5" draw:text-style-name="P3" draw:layer="layout" svg:width="1.587cm" svg:height="1.607cm" svg:x="24.848cm" svg:y="7.193cm">
              <draw:image xlink:href="Pictures/10000201000000EF000000F281A744466D5B79BD.png" xlink:type="simple" xlink:show="embed" xlink:actuate="onLoad" loext:mime-type="image/png">
                <text:p/>
              </draw:image>
            </draw:frame>
          </draw:g>
          <draw:frame draw:style-name="gr3" draw:text-style-name="P2" draw:layer="layout" svg:width="6.115cm" svg:height="0.725cm" svg:x="21.3cm" svg:y="8.875cm">
            <draw:text-box>
              <text:p><text:span text:style-name="T1">Serverdienst mit Datenbank</text:span></text:p>
            </draw:text-box>
          </draw:frame>
        </draw:g>
        <draw:g>
          <draw:frame draw:style-name="gr6" draw:text-style-name="P3" draw:layer="layout" svg:width="2.8cm" svg:height="1.66cm" svg:x="22.8cm" svg:y="1.84cm">
            <draw:image xlink:href="Pictures/1000020100000515000003037E07D9FD4144A21D.png" xlink:type="simple" xlink:show="embed" xlink:actuate="onLoad" loext:mime-type="image/png">
              <text:p/>
            </draw:image>
          </draw:frame>
          <draw:frame draw:style-name="gr3" draw:text-style-name="P2" draw:layer="layout" svg:width="2.627cm" svg:height="0.725cm" svg:x="22.887cm" svg:y="3.475cm">
            <draw:text-box>
              <text:p><text:span text:style-name="T1">IoT-Device</text:span></text:p>
            </draw:text-box>
          </draw:frame>
        </draw:g>
        <draw:line draw:style-name="gr1" draw:text-style-name="P1" draw:layer="layout" svg:x1="4cm" svg:y1="7.8cm" svg:x2="10.2cm" svg:y2="6cm">
          <text:p/>
        </draw:line>
        <draw:g>
          <draw:custom-shape draw:style-name="gr7" draw:text-style-name="P4" draw:layer="layout" svg:width="6.4cm" svg:height="2.031cm" svg:x="10.443cm" svg:y="6.07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3.783cm" svg:height="0.725cm" svg:x="10.86cm" svg:y="8.075cm">
            <draw:text-box>
              <text:p><text:span text:style-name="T1">Me</text:span><text:span text:style-name="T1">ss</text:span><text:span text:style-name="T1">ag</text:span><text:span text:style-name="T1">e </text:span><text:span text:style-name="T1">Br</text:span><text:span text:style-name="T1">ok</text:span><text:span text:style-name="T1">er</text:span></text:p>
            </draw:text-box>
          </draw:frame>
          <draw:g>
            <draw:frame draw:style-name="gr9" draw:text-style-name="P6" draw:layer="layout" svg:width="4cm" svg:height="0.607cm" svg:x="10.889cm" svg:y="7.453cm">
              <draw:text-box>
                <text:p text:style-name="P5"><text:span text:style-name="T2">War</text:span><text:span text:style-name="T2">tesc</text:span><text:span text:style-name="T2">hla</text:span><text:span text:style-name="T2">nge </text:span><text:span text:style-name="T2">3</text:span></text:p>
              </draw:text-box>
            </draw:frame>
            <draw:frame draw:style-name="gr10" draw:text-style-name="P1" draw:layer="layout" svg:width="1.122cm" svg:height="1.32cm" svg:x="13.7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3.3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2.9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2.5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2.1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1.7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1.3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0.967cm" svg:y="6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</draw:g>
          <draw:custom-shape draw:style-name="gr7" draw:text-style-name="P4" draw:layer="layout" svg:width="6.4cm" svg:height="2.031cm" svg:x="10.443cm" svg:y="4.0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6.4cm" svg:height="2.031cm" svg:x="10.443cm" svg:y="2.044cm">
            <text:p/>
            <draw:enhanced-geometry svg:viewBox="0 0 21600 21600" draw:type="rectangle" draw:enhanced-path="M 0 0 L 21600 0 21600 21600 0 21600 0 0 Z N"/>
          </draw:custom-shape>
          <draw:g>
            <draw:frame draw:style-name="gr9" draw:text-style-name="P6" draw:layer="layout" svg:width="4cm" svg:height="0.607cm" svg:x="10.889cm" svg:y="5.453cm">
              <draw:text-box>
                <text:p text:style-name="P5"><text:span text:style-name="T2">Warteschlange 2</text:span></text:p>
              </draw:text-box>
            </draw:frame>
            <draw:frame draw:style-name="gr2" draw:text-style-name="P1" draw:layer="layout" svg:width="1.122cm" svg:height="1.32cm" svg:x="12.567cm" svg:y="4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2.167cm" svg:y="4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1.767cm" svg:y="4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1.367cm" svg:y="4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0.967cm" svg:y="4.253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</draw:g>
          <draw:g>
            <draw:frame draw:style-name="gr10" draw:text-style-name="P1" draw:layer="layout" svg:width="1.122cm" svg:height="1.32cm" svg:x="15.289cm" svg:y="2.229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4.896cm" svg:y="2.229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4.503cm" svg:y="2.229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4.11cm" svg:y="2.229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9" draw:text-style-name="P6" draw:layer="layout" svg:width="4cm" svg:height="0.607cm" svg:x="10.889cm" svg:y="3.422cm">
              <draw:text-box>
                <text:p text:style-name="P5"><text:span text:style-name="T2">Warteschlange 1</text:span></text:p>
              </draw:text-box>
            </draw:frame>
            <draw:frame draw:style-name="gr10" draw:text-style-name="P1" draw:layer="layout" svg:width="1.122cm" svg:height="1.32cm" svg:x="13.717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3.324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2.932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2.539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0" draw:text-style-name="P1" draw:layer="layout" svg:width="1.122cm" svg:height="1.32cm" svg:x="12.146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1.753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11" draw:text-style-name="P1" draw:layer="layout" svg:width="1.122cm" svg:height="1.32cm" svg:x="11.36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  <draw:frame draw:style-name="gr2" draw:text-style-name="P1" draw:layer="layout" svg:width="1.122cm" svg:height="1.32cm" svg:x="10.967cm" svg:y="2.222cm">
              <draw:image xlink:href="Pictures/10001A9900000AF500000AF5328FADDF6F3CF3BE.svg" xlink:type="simple" xlink:show="embed" xlink:actuate="onLoad" loext:mime-type="image/svg+xml">
                <text:p/>
              </draw:image>
              <draw:image xlink:href="Pictures/100002010000006A0000006AA06D585C1C002B5D.png" xlink:type="simple" xlink:show="embed" xlink:actuate="onLoad" loext:mime-type="image/png"/>
            </draw:frame>
          </draw:g>
          <draw:frame draw:style-name="gr5" draw:text-style-name="P3" draw:layer="layout" svg:width="2.312cm" svg:height="2.312cm" svg:x="9.022cm" svg:y="6.802cm">
            <draw:image xlink:href="Pictures/10002AEA00000B0F00000B0F10C70DFA97492BDD.svg" xlink:type="simple" xlink:show="embed" xlink:actuate="onLoad" loext:mime-type="image/svg+xml">
              <text:p/>
            </draw:image>
            <draw:image xlink:href="Pictures/100002010000006B0000006B6EF20E994C181731.png" xlink:type="simple" xlink:show="embed" xlink:actuate="onLoad" loext:mime-type="image/png"/>
          </draw:frame>
        </draw:g>
        <draw:line draw:style-name="gr1" draw:text-style-name="P1" draw:layer="layout" svg:x1="17.2cm" svg:y1="4.2cm" svg:x2="22.6cm" svg:y2="2.6cm">
          <text:p/>
        </draw:line>
        <draw:line draw:style-name="gr1" draw:text-style-name="P1" draw:layer="layout" svg:x1="17.2cm" svg:y1="6cm" svg:x2="22cm" svg:y2="7.8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1-30T23:43:18.756166306</meta:creation-date>
    <dc:date>2020-01-31T00:33:53.897328007</dc:date>
    <dc:creator>Dennis Schulmeister-Zimolong</dc:creator>
    <meta:editing-duration>PT24M14S</meta:editing-duration>
    <meta:editing-cycles>7</meta:editing-cycles>
    <meta:generator>LibreOffice/6.3.3.2.0$Linux_X86_64 LibreOffice_project/30$Build-2</meta:generator>
    <meta:document-statistic meta:object-count="79"/>
  </office:meta>
</office:document-meta>
</file>